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6.06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0.746cm"/>
    </style:style>
    <style:style style:name="co8" style:family="table-column">
      <style:table-column-properties fo:break-before="auto" style:column-width="2.715cm"/>
    </style:style>
    <style:style style:name="co9" style:family="table-column">
      <style:table-column-properties fo:break-before="auto" style:column-width="4.29cm"/>
    </style:style>
    <style:style style:name="co10" style:family="table-column">
      <style:table-column-properties fo:break-before="auto" style:column-width="4.484cm"/>
    </style:style>
    <style:style style:name="co11" style:family="table-column">
      <style:table-column-properties fo:break-before="auto" style:column-width="3.958cm"/>
    </style:style>
    <style:style style:name="co13" style:family="table-column">
      <style:table-column-properties fo:break-before="auto" style:column-width="4.179cm"/>
    </style:style>
    <style:style style:name="co14" style:family="table-column">
      <style:table-column-properties fo:break-before="auto" style:column-width="4.671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Row_20_Highlights">
      <style:table-cell-properties fo:border-bottom="none" fo:background-color="transparent" fo:border-left="0.06pt solid #000000" fo:padding="0.085cm" fo:border-right="0.06pt solid #000000" fo:border-top="0.06pt solid #000000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3" style:family="table-cell" style:parent-style-name="Row_20_Highlights">
      <style:table-cell-properties fo:border-bottom="none" fo:background-color="transparent" fo:border-left="0.06pt solid #000000" fo:padding="0.085cm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9" style:family="table-cell" style:parent-style-name="Row_20_Highlights">
      <style:table-cell-properties fo:border-bottom="none" fo:background-color="transparent" fo:border-left="0.06pt solid #000000" fo:padding="0.085cm" fo:border-right="0.06pt solid #000000" fo:border-top="0.06pt solid #000000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0" style:family="table-cell" style:parent-style-name="Row_20_Highlights">
      <style:table-cell-properties fo:border-bottom="none" fo:background-color="transparent" fo:border-left="0.06pt solid #000000" fo:padding="0.085cm" fo:border-right="0.06pt solid #000000" fo:border-top="none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Row_20_Highlights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3" style:family="table-cell" style:parent-style-name="Row_20_Highlights">
      <style:table-cell-properties fo:border-bottom="none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3" style:family="table-cell" style:parent-style-name="Default" style:data-style-name="N37">
      <style:table-cell-properties fo:border-bottom="none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4" style:family="table-cell" style:parent-style-name="Default" style:data-style-name="N37">
      <style:table-cell-properties fo:border-bottom="none" style:text-align-source="fix" style:repeat-content="false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5" style:family="table-cell" style:parent-style-name="Default">
      <style:table-cell-properties fo:border-bottom="none" style:text-align-source="fix" style:repeat-content="false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8" style:family="table-cell" style:parent-style-name="Default" style:data-style-name="N37">
      <style:table-cell-properties fo:border-bottom="none" style:text-align-source="fix" style:repeat-content="false" fo:border-left="0.06pt solid #000000" fo:padding="0.085cm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E100"/>
      <style:map style:condition="is-true-formula(ISODD(ROW()))" style:apply-style-name="Unbenannt1" style:base-cell-address="Daten.E100"/>
    </style:style>
    <style:style style:name="ce29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0.06pt solid #000000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31" style:family="table-cell" style:parent-style-name="Default">
      <style:table-cell-properties fo:border-bottom="none" fo:border-left="0.06pt solid #000000" fo:border-right="none" fo:border-top="none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33" style:family="table-cell" style:parent-style-name="Default">
      <style:table-cell-properties fo:background-color="#ffff00"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3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3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37" style:family="table-cell" style:parent-style-name="Default" style:data-style-name="N37"/>
    <style:style style:name="ce38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40" style:family="table-cell" style:parent-style-name="Default">
      <style:table-cell-properties fo:border-bottom="none" fo:border-left="none" fo:border-right="0.06pt solid #000000" fo:border-top="none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41" style:family="table-cell" style:parent-style-name="Default" style:data-style-name="N2">
      <style:table-cell-properties fo:border-bottom="0.06pt solid #000000" fo:border-left="none" fo:border-right="0.06pt solid #000000" fo:border-top="none"/>
      <style:map style:condition="is-true-formula(ISEVEN(ROW()))" style:apply-style-name="Row_20_Highlights" style:base-cell-address="Daten.G2"/>
      <style:map style:condition="is-true-formula(ISODD(ROW()))" style:apply-style-name="Unbenannt1" style:base-cell-address="Daten.G2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47" style:family="table-cell" style:parent-style-name="Default">
      <style:table-cell-properties fo:border-bottom="none" fo:border-left="0.06pt solid #000000" fo:border-right="0.06pt solid #000000" fo:border-top="none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48" style:family="table-cell" style:parent-style-name="Default">
      <style:table-cell-properties fo:border-bottom="0.06pt solid #000000" fo:border-left="0.06pt solid #000000" fo:border-right="0.06pt solid #000000" fo:border-top="none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Droid Sans" style:font-name-complex="Lohit Hindi"/>
      <style:map style:condition="is-true-formula(ISEVEN(ROW()))" style:apply-style-name="Row_20_Highlights" style:base-cell-address="Daten.G8"/>
      <style:map style:condition="is-true-formula(ISODD(ROW()))" style:apply-style-name="Unbenannt1" style:base-cell-address="Daten.G8"/>
    </style:style>
    <style:style style:name="gr1" style:family="graphic">
      <style:graphic-properties draw:ole-draw-aspect="1"/>
    </style:style>
  </office:automatic-styles>
  <office:body>
    <office:spreadsheet>
      <table:table table:name="Date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" office:value-type="string">
            <text:p>Ticket #</text:p>
          </table:table-cell>
          <table:table-cell table:style-name="ce1" office:value-type="string">
            <text:p>Ticketname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Erzeugt am</text:p>
          </table:table-cell>
          <table:table-cell table:style-name="ce11" office:value-type="string">
            <text:p>Geschlossen am</text:p>
          </table:table-cell>
          <table:table-cell/>
          <table:table-cell table:style-name="ce29" office:value-type="string">
            <text:p>Übersicht</text:p>
          </table:table-cell>
          <table:table-cell table:style-name="ce38"/>
          <table:table-cell table:number-columns-repeated="5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9" office:value-type="string">
            <text:p>Model Struktur</text:p>
          </table:table-cell>
          <table:table-cell table:style-name="ce12" office:value-type="string">
            <text:p>abnahme</text:p>
          </table:table-cell>
          <table:table-cell table:style-name="ce17" office:value-type="date" office:date-value="2012-11-28">
            <text:p>28.11.12</text:p>
          </table:table-cell>
          <table:table-cell table:style-name="ce23" office:value-type="date" office:date-value="2012-12-19">
            <text:p>19.12.12</text:p>
          </table:table-cell>
          <table:table-cell/>
          <table:table-cell table:style-name="ce30" office:value-type="string">
            <text:p>gesamt</text:p>
          </table:table-cell>
          <table:table-cell table:style-name="ce39" table:formula="of:=COUNT([.A2:.A200])" office:value-type="float" office:value="45">
            <text:p>45</text:p>
          </table:table-cell>
          <table:table-cell table:number-columns-repeated="5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10" office:value-type="string">
            <text:p>Model anpassen: Verkettung von Nachbarn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9">
            <text:p>19.12.12</text:p>
          </table:table-cell>
          <table:table-cell/>
          <table:table-cell table:style-name="ce31" office:value-type="string">
            <text:p>offen</text:p>
          </table:table-cell>
          <table:table-cell table:style-name="ce40" table:formula="of:=COUNTIF([.C2:.C200];&quot;=offen&quot;)" office:value-type="float" office:value="15">
            <text:p>15</text:p>
          </table:table-cell>
          <table:table-cell table:number-columns-repeated="5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10" office:value-type="string">
            <text:p>Producer gonna produce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9">
            <text:p>19.12.12</text:p>
          </table:table-cell>
          <table:table-cell/>
          <table:table-cell table:style-name="ce31" office:value-type="string">
            <text:p>geschlossen</text:p>
          </table:table-cell>
          <table:table-cell table:style-name="ce40" table:formula="of:=[.H2]-[.H3]" office:value-type="float" office:value="30">
            <text:p>30</text:p>
          </table:table-cell>
          <table:table-cell table:number-columns-repeated="5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10" office:value-type="string">
            <text:p>Warenweitergabe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9">
            <text:p>19.12.12</text:p>
          </table:table-cell>
          <table:table-cell/>
          <table:table-cell table:style-name="ce31" office:value-type="string">
            <text:p>Anzahl Tage</text:p>
          </table:table-cell>
          <table:table-cell table:style-name="ce40" table:formula="of:=COUNT([.G9:.G30])" office:value-type="float" office:value="22">
            <text:p>22</text:p>
          </table:table-cell>
          <table:table-cell table:style-name="ce37"/>
          <table:table-cell/>
          <table:table-cell table:style-name="ce37"/>
          <table:table-cell table:number-columns-repeated="2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10" office:value-type="string">
            <text:p>Maschinenworkflow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9">
            <text:p>19.12.12</text:p>
          </table:table-cell>
          <table:table-cell/>
          <table:table-cell table:style-name="ce32" office:value-type="string">
            <text:p>Burndown/Tag</text:p>
          </table:table-cell>
          <table:table-cell table:style-name="ce41" table:formula="of:=[.H2]/([.H5]-1)" office:value-type="float" office:value="2.14285714285714">
            <text:p>2,14</text:p>
          </table:table-cell>
          <table:table-cell table:number-columns-repeated="5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10" office:value-type="string">
            <text:p>Consumer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9">
            <text:p>19.12.12</text:p>
          </table:table-cell>
          <table:table-cell table:number-columns-repeated="8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10" office:value-type="string">
            <text:p>Maschinen sind Observables</text:p>
          </table:table-cell>
          <table:table-cell table:style-name="ce13" office:value-type="string">
            <text:p>offen</text:p>
          </table:table-cell>
          <table:table-cell table:style-name="ce18" office:value-type="date" office:date-value="2012-11-28">
            <text:p>28.11.12</text:p>
          </table:table-cell>
          <table:table-cell table:style-name="ce25"/>
          <table:table-cell/>
          <table:table-cell table:style-name="ce33" office:value-type="string">
            <text:p>Arbeitstage</text:p>
          </table:table-cell>
          <table:table-cell table:style-name="ce33" office:value-type="string">
            <text:p>Task Ideallinie</text:p>
          </table:table-cell>
          <table:table-cell table:style-name="ce33" office:value-type="string">
            <text:p>Verbleibende Tasks</text:p>
          </table:table-cell>
          <table:table-cell table:style-name="ce33" office:value-type="string">
            <text:p>Ideale Burndownrate</text:p>
          </table:table-cell>
          <table:table-cell table:style-name="ce49" office:value-type="string">
            <text:p>Tage verbleibend</text:p>
          </table:table-cell>
          <table:table-cell table:style-name="ce1" office:value-type="string">
            <text:p>Gesamtzahl Tasks</text:p>
          </table:table-cell>
          <table:table-cell table:style-name="ce1" office:value-type="string">
            <text:p>Tasks Linear</text:p>
          </table:table-cell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10" office:value-type="string">
            <text:p>Einlesezeit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6" office:value-type="date" office:date-value="2012-12-05">
            <text:p>05.12.12</text:p>
          </table:table-cell>
          <table:table-cell/>
          <table:table-cell table:style-name="ce34" office:value-type="date" office:date-value="2012-11-28">
            <text:p>28.11.12</text:p>
          </table:table-cell>
          <table:table-cell table:style-name="ce42" table:formula="of:=[.L9]" office:value-type="float" office:value="30">
            <text:p>30,00</text:p>
          </table:table-cell>
          <table:table-cell table:style-name="ce45" table:formula="of:=COUNTIF([.D$2:.D$200]; &quot;&lt;=&quot;&amp;[.G9]) - COUNTIF([.E$2:.E$200];&quot;&lt;=&quot;&amp;[.G9])" office:value-type="float" office:value="30">
            <text:p>30</text:p>
          </table:table-cell>
          <table:table-cell table:style-name="ce47" table:formula="of:=IF([.K9] = 0; 0; [.H9]/[.K9])" office:value-type="float" office:value="1.42857142857143">
            <text:p>1,4285714286</text:p>
          </table:table-cell>
          <table:table-cell table:style-name="ce50" table:formula="of:=COUNT([.G9:.G$30])-1" office:value-type="float" office:value="21">
            <text:p>21</text:p>
          </table:table-cell>
          <table:table-cell table:style-name="ce50" table:formula="of:=COUNTIF([.D$2:.D$200]; &quot;&lt;=&quot;&amp;[.G9])" office:value-type="float" office:value="30">
            <text:p>30</text:p>
          </table:table-cell>
          <table:table-cell table:style-name="ce50" table:formula="of:=[.H2]" office:value-type="float" office:value="45">
            <text:p>45</text:p>
          </table:table-cell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10" office:value-type="string">
            <text:p>Gitter in 3D, dynamische Größe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7" office:value-type="date" office:date-value="2012-12-12">
            <text:p>12.12.12</text:p>
          </table:table-cell>
          <table:table-cell/>
          <table:table-cell table:style-name="ce35" table:formula="of:=[.G9]+1" office:value-type="date" office:date-value="2012-11-29">
            <text:p>29.11.12</text:p>
          </table:table-cell>
          <table:table-cell table:style-name="ce43" table:formula="of:=[.L10]-SUM([.J$9:.J9])" office:value-type="float" office:value="28.5714285714286">
            <text:p>28,57</text:p>
          </table:table-cell>
          <table:table-cell table:style-name="ce45" table:formula="of:=COUNTIF([.D$2:.D$200]; &quot;&lt;=&quot;&amp;[.G10]) - COUNTIF([.E$2:.E$200];&quot;&lt;=&quot;&amp;[.G10])" office:value-type="float" office:value="30">
            <text:p>30</text:p>
          </table:table-cell>
          <table:table-cell table:style-name="ce47" table:formula="of:=IF([.K10] = 0; 0; [.H10]/[.K10])" office:value-type="float" office:value="1.42857142857143">
            <text:p>1,4285714286</text:p>
          </table:table-cell>
          <table:table-cell table:style-name="ce51" table:formula="of:=COUNT([.G10:.G$30])-1" office:value-type="float" office:value="20">
            <text:p>20</text:p>
          </table:table-cell>
          <table:table-cell table:style-name="ce53" table:formula="of:=COUNTIF([.D$2:.D$200]; &quot;&lt;=&quot;&amp;[.G10])" office:value-type="float" office:value="30">
            <text:p>30</text:p>
          </table:table-cell>
          <table:table-cell table:style-name="ce53" table:formula="of:=[.M9]-[.H$6]" office:value-type="float" office:value="42.8571428571429">
            <text:p>42,8571428571</text:p>
          </table:table-cell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10" office:value-type="string">
            <text:p>Bewegen in 2 Richtungen (Tastatur)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8" office:value-type="date" office:date-value="2012-12-10">
            <text:p>10.12.12</text:p>
          </table:table-cell>
          <table:table-cell/>
          <table:table-cell table:style-name="ce35" table:formula="of:=[.G10]+1" office:value-type="date" office:date-value="2012-11-30">
            <text:p>30.11.12</text:p>
          </table:table-cell>
          <table:table-cell table:style-name="ce43" table:formula="of:=[.L11]-SUM([.J$9:.J10])" office:value-type="float" office:value="27.1428571428571">
            <text:p>27,14</text:p>
          </table:table-cell>
          <table:table-cell table:style-name="ce45" table:formula="of:=COUNTIF([.D$2:.D$200]; &quot;&lt;=&quot;&amp;[.G11]) - COUNTIF([.E$2:.E$200];&quot;&lt;=&quot;&amp;[.G11])" office:value-type="float" office:value="30">
            <text:p>30</text:p>
          </table:table-cell>
          <table:table-cell table:style-name="ce47" table:formula="of:=IF([.K11] = 0; 0; [.H11]/[.K11])" office:value-type="float" office:value="1.42857142857143">
            <text:p>1,4285714286</text:p>
          </table:table-cell>
          <table:table-cell table:style-name="ce51" table:formula="of:=COUNT([.G11:.G$30])-1" office:value-type="float" office:value="19">
            <text:p>19</text:p>
          </table:table-cell>
          <table:table-cell table:style-name="ce53" table:formula="of:=COUNTIF([.D$2:.D$200]; &quot;&lt;=&quot;&amp;[.G11])" office:value-type="float" office:value="30">
            <text:p>30</text:p>
          </table:table-cell>
          <table:table-cell table:style-name="ce53" table:formula="of:=[.M10]-[.H$6]" office:value-type="float" office:value="40.7142857142857">
            <text:p>40,7142857143</text:p>
          </table:table-cell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10" office:value-type="string">
            <text:p>Drehen des Gitters (aus Kamerasicht) 3 Vektorrichtungen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7">
            <text:p>17.12.12</text:p>
          </table:table-cell>
          <table:table-cell/>
          <table:table-cell table:style-name="ce35" table:formula="of:=[.G11]+1" office:value-type="date" office:date-value="2012-12-01">
            <text:p>01.12.12</text:p>
          </table:table-cell>
          <table:table-cell table:style-name="ce43" table:formula="of:=[.L12]-SUM([.J$9:.J11])" office:value-type="float" office:value="25.7142857142857">
            <text:p>25,71</text:p>
          </table:table-cell>
          <table:table-cell table:style-name="ce45" table:formula="of:=COUNTIF([.D$2:.D$200]; &quot;&lt;=&quot;&amp;[.G12]) - COUNTIF([.E$2:.E$200];&quot;&lt;=&quot;&amp;[.G12])" office:value-type="float" office:value="30">
            <text:p>30</text:p>
          </table:table-cell>
          <table:table-cell table:style-name="ce47" table:formula="of:=IF([.K12] = 0; 0; [.H12]/[.K12])" office:value-type="float" office:value="1.42857142857143">
            <text:p>1,4285714286</text:p>
          </table:table-cell>
          <table:table-cell table:style-name="ce51" table:formula="of:=COUNT([.G12:.G$30])-1" office:value-type="float" office:value="18">
            <text:p>18</text:p>
          </table:table-cell>
          <table:table-cell table:style-name="ce53" table:formula="of:=COUNTIF([.D$2:.D$200]; &quot;&lt;=&quot;&amp;[.G12])" office:value-type="float" office:value="30">
            <text:p>30</text:p>
          </table:table-cell>
          <table:table-cell table:style-name="ce53" table:formula="of:=[.M11]-[.H$6]" office:value-type="float" office:value="38.5714285714286">
            <text:p>38,5714285714</text:p>
          </table:table-cell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10" office:value-type="string">
            <text:p>Mittelpunkt des Gitters als Startscreen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8" office:value-type="date" office:date-value="2012-12-10">
            <text:p>10.12.12</text:p>
          </table:table-cell>
          <table:table-cell/>
          <table:table-cell table:style-name="ce35" table:formula="of:=[.G12]+1" office:value-type="date" office:date-value="2012-12-02">
            <text:p>02.12.12</text:p>
          </table:table-cell>
          <table:table-cell table:style-name="ce43" table:formula="of:=[.L13]-SUM([.J$9:.J12])" office:value-type="float" office:value="24.2857142857143">
            <text:p>24,29</text:p>
          </table:table-cell>
          <table:table-cell table:style-name="ce45" table:formula="of:=COUNTIF([.D$2:.D$200]; &quot;&lt;=&quot;&amp;[.G13]) - COUNTIF([.E$2:.E$200];&quot;&lt;=&quot;&amp;[.G13])" office:value-type="float" office:value="30">
            <text:p>30</text:p>
          </table:table-cell>
          <table:table-cell table:style-name="ce47" table:formula="of:=IF([.K13] = 0; 0; [.H13]/[.K13])" office:value-type="float" office:value="1.42857142857143">
            <text:p>1,4285714286</text:p>
          </table:table-cell>
          <table:table-cell table:style-name="ce51" table:formula="of:=COUNT([.G13:.G$30])-1" office:value-type="float" office:value="17">
            <text:p>17</text:p>
          </table:table-cell>
          <table:table-cell table:style-name="ce53" table:formula="of:=COUNTIF([.D$2:.D$200]; &quot;&lt;=&quot;&amp;[.G13])" office:value-type="float" office:value="30">
            <text:p>30</text:p>
          </table:table-cell>
          <table:table-cell table:style-name="ce53" table:formula="of:=[.M12]-[.H$6]" office:value-type="float" office:value="36.4285714285714">
            <text:p>36,4285714286</text:p>
          </table:table-cell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10" office:value-type="string">
            <text:p>Zoom in/out (+/- oder Scrollen?)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8" office:value-type="date" office:date-value="2012-12-10">
            <text:p>10.12.12</text:p>
          </table:table-cell>
          <table:table-cell/>
          <table:table-cell table:style-name="ce35" table:formula="of:=[.G13]+1" office:value-type="date" office:date-value="2012-12-03">
            <text:p>03.12.12</text:p>
          </table:table-cell>
          <table:table-cell table:style-name="ce43" table:formula="of:=[.L14]-SUM([.J$9:.J13])" office:value-type="float" office:value="22.8571428571429">
            <text:p>22,86</text:p>
          </table:table-cell>
          <table:table-cell table:style-name="ce45" table:formula="of:=COUNTIF([.D$2:.D$200]; &quot;&lt;=&quot;&amp;[.G14]) - COUNTIF([.E$2:.E$200];&quot;&lt;=&quot;&amp;[.G14])" office:value-type="float" office:value="30">
            <text:p>30</text:p>
          </table:table-cell>
          <table:table-cell table:style-name="ce47" table:formula="of:=IF([.K14] = 0; 0; [.H14]/[.K14])" office:value-type="float" office:value="1.42857142857143">
            <text:p>1,4285714286</text:p>
          </table:table-cell>
          <table:table-cell table:style-name="ce51" table:formula="of:=COUNT([.G14:.G$30])-1" office:value-type="float" office:value="16">
            <text:p>16</text:p>
          </table:table-cell>
          <table:table-cell table:style-name="ce53" table:formula="of:=COUNTIF([.D$2:.D$200]; &quot;&lt;=&quot;&amp;[.G14])" office:value-type="float" office:value="30">
            <text:p>30</text:p>
          </table:table-cell>
          <table:table-cell table:style-name="ce53" table:formula="of:=[.M13]-[.H$6]" office:value-type="float" office:value="34.2857142857143">
            <text:p>34,2857142857</text:p>
          </table:table-cell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10" office:value-type="string">
            <text:p>Modellierung (Maschinen, Laufbänder, Produkte)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7">
            <text:p>17.12.12</text:p>
          </table:table-cell>
          <table:table-cell/>
          <table:table-cell table:style-name="ce35" table:formula="of:=[.G14]+1" office:value-type="date" office:date-value="2012-12-04">
            <text:p>04.12.12</text:p>
          </table:table-cell>
          <table:table-cell table:style-name="ce43" table:formula="of:=[.L15]-SUM([.J$9:.J14])" office:value-type="float" office:value="21.4285714285714">
            <text:p>21,43</text:p>
          </table:table-cell>
          <table:table-cell table:style-name="ce45" table:formula="of:=COUNTIF([.D$2:.D$200]; &quot;&lt;=&quot;&amp;[.G15]) - COUNTIF([.E$2:.E$200];&quot;&lt;=&quot;&amp;[.G15])" office:value-type="float" office:value="30">
            <text:p>30</text:p>
          </table:table-cell>
          <table:table-cell table:style-name="ce47" table:formula="of:=IF([.K15] = 0; 0; [.H15]/[.K15])" office:value-type="float" office:value="1.42857142857143">
            <text:p>1,4285714286</text:p>
          </table:table-cell>
          <table:table-cell table:style-name="ce51" table:formula="of:=COUNT([.G15:.G$30])-1" office:value-type="float" office:value="15">
            <text:p>15</text:p>
          </table:table-cell>
          <table:table-cell table:style-name="ce53" table:formula="of:=COUNTIF([.D$2:.D$200]; &quot;&lt;=&quot;&amp;[.G15])" office:value-type="float" office:value="30">
            <text:p>30</text:p>
          </table:table-cell>
          <table:table-cell table:style-name="ce53" table:formula="of:=[.M14]-[.H$6]" office:value-type="float" office:value="32.1428571428571">
            <text:p>32,1428571429</text:p>
          </table:table-cell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10" office:value-type="string">
            <text:p>Setzen der Objekte auf Gitter aus Toolbox</text:p>
          </table:table-cell>
          <table:table-cell table:style-name="ce13" office:value-type="string">
            <text:p>offen</text:p>
          </table:table-cell>
          <table:table-cell table:style-name="ce18" office:value-type="date" office:date-value="2012-11-28">
            <text:p>28.11.12</text:p>
          </table:table-cell>
          <table:table-cell table:style-name="ce25"/>
          <table:table-cell/>
          <table:table-cell table:style-name="ce35" table:formula="of:=[.G15]+1" office:value-type="date" office:date-value="2012-12-05">
            <text:p>05.12.12</text:p>
          </table:table-cell>
          <table:table-cell table:style-name="ce43" table:formula="of:=[.L16]-SUM([.J$9:.J15])" office:value-type="float" office:value="22">
            <text:p>22,00</text:p>
          </table:table-cell>
          <table:table-cell table:style-name="ce45" table:formula="of:=COUNTIF([.D$2:.D$200]; &quot;&lt;=&quot;&amp;[.G16]) - COUNTIF([.E$2:.E$200];&quot;&lt;=&quot;&amp;[.G16])" office:value-type="float" office:value="29">
            <text:p>29</text:p>
          </table:table-cell>
          <table:table-cell table:style-name="ce47" table:formula="of:=IF([.K16] = 0; 0; [.H16]/[.K16])" office:value-type="float" office:value="1.57142857142857">
            <text:p>1,5714285714</text:p>
          </table:table-cell>
          <table:table-cell table:style-name="ce51" table:formula="of:=COUNT([.G16:.G$30])-1" office:value-type="float" office:value="14">
            <text:p>14</text:p>
          </table:table-cell>
          <table:table-cell table:style-name="ce53" table:formula="of:=COUNTIF([.D$2:.D$200]; &quot;&lt;=&quot;&amp;[.G16])" office:value-type="float" office:value="32">
            <text:p>32</text:p>
          </table:table-cell>
          <table:table-cell table:style-name="ce53" table:formula="of:=[.M15]-[.H$6]" office:value-type="float" office:value="30">
            <text:p>30</text:p>
          </table:table-cell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10" office:value-type="string">
            <text:p>Objekte markieren (einzeln + multi)</text:p>
          </table:table-cell>
          <table:table-cell table:style-name="ce13" office:value-type="string">
            <text:p>offen</text:p>
          </table:table-cell>
          <table:table-cell table:style-name="ce18" office:value-type="date" office:date-value="2012-11-28">
            <text:p>28.11.12</text:p>
          </table:table-cell>
          <table:table-cell table:style-name="ce25"/>
          <table:table-cell/>
          <table:table-cell table:style-name="ce35" table:formula="of:=[.G16]+1" office:value-type="date" office:date-value="2012-12-06">
            <text:p>06.12.12</text:p>
          </table:table-cell>
          <table:table-cell table:style-name="ce43" table:formula="of:=[.L17]-SUM([.J$9:.J16])" office:value-type="float" office:value="20.4285714285714">
            <text:p>20,43</text:p>
          </table:table-cell>
          <table:table-cell table:style-name="ce45" table:formula="of:=COUNTIF([.D$2:.D$200]; &quot;&lt;=&quot;&amp;[.G17]) - COUNTIF([.E$2:.E$200];&quot;&lt;=&quot;&amp;[.G17])" office:value-type="float" office:value="29">
            <text:p>29</text:p>
          </table:table-cell>
          <table:table-cell table:style-name="ce47" table:formula="of:=IF([.K17] = 0; 0; [.H17]/[.K17])" office:value-type="float" office:value="1.57142857142857">
            <text:p>1,5714285714</text:p>
          </table:table-cell>
          <table:table-cell table:style-name="ce51" table:formula="of:=COUNT([.G17:.G$30])-1" office:value-type="float" office:value="13">
            <text:p>13</text:p>
          </table:table-cell>
          <table:table-cell table:style-name="ce53" table:formula="of:=COUNTIF([.D$2:.D$200]; &quot;&lt;=&quot;&amp;[.G17])" office:value-type="float" office:value="32">
            <text:p>32</text:p>
          </table:table-cell>
          <table:table-cell table:style-name="ce53" table:formula="of:=[.M16]-[.H$6]" office:value-type="float" office:value="27.8571428571428">
            <text:p>27,8571428571</text:p>
          </table:table-cell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10" office:value-type="string">
            <text:p>Objekte auf Gitter verschieben</text:p>
          </table:table-cell>
          <table:table-cell table:style-name="ce13" office:value-type="string">
            <text:p>offen</text:p>
          </table:table-cell>
          <table:table-cell table:style-name="ce18" office:value-type="date" office:date-value="2012-11-28">
            <text:p>28.11.12</text:p>
          </table:table-cell>
          <table:table-cell table:style-name="ce25"/>
          <table:table-cell/>
          <table:table-cell table:style-name="ce35" table:formula="of:=[.G17]+1" office:value-type="date" office:date-value="2012-12-07">
            <text:p>07.12.12</text:p>
          </table:table-cell>
          <table:table-cell table:style-name="ce43" table:formula="of:=[.L18]-SUM([.J$9:.J17])" office:value-type="float" office:value="18.8571428571429">
            <text:p>18,86</text:p>
          </table:table-cell>
          <table:table-cell table:style-name="ce45" table:formula="of:=COUNTIF([.D$2:.D$200]; &quot;&lt;=&quot;&amp;[.G18]) - COUNTIF([.E$2:.E$200];&quot;&lt;=&quot;&amp;[.G18])" office:value-type="float" office:value="29">
            <text:p>29</text:p>
          </table:table-cell>
          <table:table-cell table:style-name="ce47" table:formula="of:=IF([.K18] = 0; 0; [.H18]/[.K18])" office:value-type="float" office:value="1.57142857142857">
            <text:p>1,5714285714</text:p>
          </table:table-cell>
          <table:table-cell table:style-name="ce51" table:formula="of:=COUNT([.G18:.G$30])-1" office:value-type="float" office:value="12">
            <text:p>12</text:p>
          </table:table-cell>
          <table:table-cell table:style-name="ce53" table:formula="of:=COUNTIF([.D$2:.D$200]; &quot;&lt;=&quot;&amp;[.G18])" office:value-type="float" office:value="32">
            <text:p>32</text:p>
          </table:table-cell>
          <table:table-cell table:style-name="ce53" table:formula="of:=[.M17]-[.H$6]" office:value-type="float" office:value="25.7142857142857">
            <text:p>25,7142857143</text:p>
          </table:table-cell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10" office:value-type="string">
            <text:p>Objekte auf Gitter drehen</text:p>
          </table:table-cell>
          <table:table-cell table:style-name="ce13" office:value-type="string">
            <text:p>offen</text:p>
          </table:table-cell>
          <table:table-cell table:style-name="ce18" office:value-type="date" office:date-value="2012-11-28">
            <text:p>28.11.12</text:p>
          </table:table-cell>
          <table:table-cell table:style-name="ce25"/>
          <table:table-cell/>
          <table:table-cell table:style-name="ce35" table:formula="of:=[.G18]+1" office:value-type="date" office:date-value="2012-12-08">
            <text:p>08.12.12</text:p>
          </table:table-cell>
          <table:table-cell table:style-name="ce43" table:formula="of:=[.L19]-SUM([.J$9:.J18])" office:value-type="float" office:value="17.2857142857143">
            <text:p>17,29</text:p>
          </table:table-cell>
          <table:table-cell table:style-name="ce45" table:formula="of:=COUNTIF([.D$2:.D$200]; &quot;&lt;=&quot;&amp;[.G19]) - COUNTIF([.E$2:.E$200];&quot;&lt;=&quot;&amp;[.G19])" office:value-type="float" office:value="29">
            <text:p>29</text:p>
          </table:table-cell>
          <table:table-cell table:style-name="ce47" table:formula="of:=IF([.K19] = 0; 0; [.H19]/[.K19])" office:value-type="float" office:value="1.57142857142857">
            <text:p>1,5714285714</text:p>
          </table:table-cell>
          <table:table-cell table:style-name="ce51" table:formula="of:=COUNT([.G19:.G$30])-1" office:value-type="float" office:value="11">
            <text:p>11</text:p>
          </table:table-cell>
          <table:table-cell table:style-name="ce53" table:formula="of:=COUNTIF([.D$2:.D$200]; &quot;&lt;=&quot;&amp;[.G19])" office:value-type="float" office:value="32">
            <text:p>32</text:p>
          </table:table-cell>
          <table:table-cell table:style-name="ce53" table:formula="of:=[.M18]-[.H$6]" office:value-type="float" office:value="23.5714285714286">
            <text:p>23,5714285714</text:p>
          </table:table-cell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10" office:value-type="string">
            <text:p>Objekte löschen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8">
            <text:p>18.12.12</text:p>
          </table:table-cell>
          <table:table-cell/>
          <table:table-cell table:style-name="ce35" table:formula="of:=[.G19]+1" office:value-type="date" office:date-value="2012-12-09">
            <text:p>09.12.12</text:p>
          </table:table-cell>
          <table:table-cell table:style-name="ce43" table:formula="of:=[.L20]-SUM([.J$9:.J19])" office:value-type="float" office:value="15.7142857142857">
            <text:p>15,71</text:p>
          </table:table-cell>
          <table:table-cell table:style-name="ce45" table:formula="of:=COUNTIF([.D$2:.D$200]; &quot;&lt;=&quot;&amp;[.G20]) - COUNTIF([.E$2:.E$200];&quot;&lt;=&quot;&amp;[.G20])" office:value-type="float" office:value="29">
            <text:p>29</text:p>
          </table:table-cell>
          <table:table-cell table:style-name="ce47" table:formula="of:=IF([.K20] = 0; 0; [.H20]/[.K20])" office:value-type="float" office:value="1.57142857142857">
            <text:p>1,5714285714</text:p>
          </table:table-cell>
          <table:table-cell table:style-name="ce51" table:formula="of:=COUNT([.G20:.G$30])-1" office:value-type="float" office:value="10">
            <text:p>10</text:p>
          </table:table-cell>
          <table:table-cell table:style-name="ce53" table:formula="of:=COUNTIF([.D$2:.D$200]; &quot;&lt;=&quot;&amp;[.G20])" office:value-type="float" office:value="32">
            <text:p>32</text:p>
          </table:table-cell>
          <table:table-cell table:style-name="ce53" table:formula="of:=[.M19]-[.H$6]" office:value-type="float" office:value="21.4285714285714">
            <text:p>21,4285714286</text:p>
          </table:table-cell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10" office:value-type="string">
            <text:p>Objekte gruppieren/entgruppieren</text:p>
          </table:table-cell>
          <table:table-cell table:style-name="ce13" office:value-type="string">
            <text:p>offen</text:p>
          </table:table-cell>
          <table:table-cell table:style-name="ce18" office:value-type="date" office:date-value="2012-11-28">
            <text:p>28.11.12</text:p>
          </table:table-cell>
          <table:table-cell table:style-name="ce25"/>
          <table:table-cell/>
          <table:table-cell table:style-name="ce35" table:formula="of:=[.G20]+1" office:value-type="date" office:date-value="2012-12-10">
            <text:p>10.12.12</text:p>
          </table:table-cell>
          <table:table-cell table:style-name="ce43" table:formula="of:=[.L21]-SUM([.J$9:.J20])" office:value-type="float" office:value="14.1428571428571">
            <text:p>14,14</text:p>
          </table:table-cell>
          <table:table-cell table:style-name="ce45" table:formula="of:=COUNTIF([.D$2:.D$200]; &quot;&lt;=&quot;&amp;[.G21]) - COUNTIF([.E$2:.E$200];&quot;&lt;=&quot;&amp;[.G21])" office:value-type="float" office:value="26">
            <text:p>26</text:p>
          </table:table-cell>
          <table:table-cell table:style-name="ce47" table:formula="of:=IF([.K21] = 0; 0; [.H21]/[.K21])" office:value-type="float" office:value="1.57142857142857">
            <text:p>1,5714285714</text:p>
          </table:table-cell>
          <table:table-cell table:style-name="ce51" table:formula="of:=COUNT([.G21:.G$30])-1" office:value-type="float" office:value="9">
            <text:p>9</text:p>
          </table:table-cell>
          <table:table-cell table:style-name="ce53" table:formula="of:=COUNTIF([.D$2:.D$200]; &quot;&lt;=&quot;&amp;[.G21])" office:value-type="float" office:value="32">
            <text:p>32</text:p>
          </table:table-cell>
          <table:table-cell table:style-name="ce53" table:formula="of:=[.M20]-[.H$6]" office:value-type="float" office:value="19.2857142857143">
            <text:p>19,2857142857</text:p>
          </table:table-cell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10" office:value-type="string">
            <text:p>Features</text:p>
          </table:table-cell>
          <table:table-cell table:style-name="ce13" office:value-type="string">
            <text:p>offen</text:p>
          </table:table-cell>
          <table:table-cell table:style-name="ce18" office:value-type="date" office:date-value="2012-11-28">
            <text:p>28.11.12</text:p>
          </table:table-cell>
          <table:table-cell table:style-name="ce25"/>
          <table:table-cell/>
          <table:table-cell table:style-name="ce35" table:formula="of:=[.G21]+1" office:value-type="date" office:date-value="2012-12-11">
            <text:p>11.12.12</text:p>
          </table:table-cell>
          <table:table-cell table:style-name="ce43" table:formula="of:=[.L22]-SUM([.J$9:.J21])" office:value-type="float" office:value="16.5714285714286">
            <text:p>16,57</text:p>
          </table:table-cell>
          <table:table-cell table:style-name="ce45" table:formula="of:=COUNTIF([.D$2:.D$200]; &quot;&lt;=&quot;&amp;[.G22]) - COUNTIF([.E$2:.E$200];&quot;&lt;=&quot;&amp;[.G22])" office:value-type="float" office:value="30">
            <text:p>30</text:p>
          </table:table-cell>
          <table:table-cell table:style-name="ce47" table:formula="of:=IF([.K22] = 0; 0; [.H22]/[.K22])" office:value-type="float" office:value="2.07142857142857">
            <text:p>2,0714285714</text:p>
          </table:table-cell>
          <table:table-cell table:style-name="ce51" table:formula="of:=COUNT([.G22:.G$30])-1" office:value-type="float" office:value="8">
            <text:p>8</text:p>
          </table:table-cell>
          <table:table-cell table:style-name="ce53" table:formula="of:=COUNTIF([.D$2:.D$200]; &quot;&lt;=&quot;&amp;[.G22])" office:value-type="float" office:value="36">
            <text:p>36</text:p>
          </table:table-cell>
          <table:table-cell table:style-name="ce53" table:formula="of:=[.M21]-[.H$6]" office:value-type="float" office:value="17.1428571428571">
            <text:p>17,1428571429</text:p>
          </table:table-cell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10" office:value-type="string">
            <text:p>Tabellenstruktur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6" office:value-type="date" office:date-value="2012-12-05">
            <text:p>05.12.12</text:p>
          </table:table-cell>
          <table:table-cell/>
          <table:table-cell table:style-name="ce35" table:formula="of:=[.G22]+1" office:value-type="date" office:date-value="2012-12-12">
            <text:p>12.12.12</text:p>
          </table:table-cell>
          <table:table-cell table:style-name="ce43" table:formula="of:=[.L23]-SUM([.J$9:.J22])" office:value-type="float" office:value="19.5">
            <text:p>19,50</text:p>
          </table:table-cell>
          <table:table-cell table:style-name="ce45" table:formula="of:=COUNTIF([.D$2:.D$200]; &quot;&lt;=&quot;&amp;[.G23]) - COUNTIF([.E$2:.E$200];&quot;&lt;=&quot;&amp;[.G23])" office:value-type="float" office:value="32">
            <text:p>32</text:p>
          </table:table-cell>
          <table:table-cell table:style-name="ce47" table:formula="of:=IF([.K23] = 0; 0; [.H23]/[.K23])" office:value-type="float" office:value="2.78571428571429">
            <text:p>2,7857142857</text:p>
          </table:table-cell>
          <table:table-cell table:style-name="ce51" table:formula="of:=COUNT([.G23:.G$30])-1" office:value-type="float" office:value="7">
            <text:p>7</text:p>
          </table:table-cell>
          <table:table-cell table:style-name="ce53" table:formula="of:=COUNTIF([.D$2:.D$200]; &quot;&lt;=&quot;&amp;[.G23])" office:value-type="float" office:value="41">
            <text:p>41</text:p>
          </table:table-cell>
          <table:table-cell table:style-name="ce53" table:formula="of:=[.M22]-[.H$6]" office:value-type="float" office:value="15">
            <text:p>15</text:p>
          </table:table-cell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10" office:value-type="string">
            <text:p>Skripte create/clean/delete für Tabellenstruktur erstellen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6" office:value-type="date" office:date-value="2012-12-05">
            <text:p>05.12.12</text:p>
          </table:table-cell>
          <table:table-cell/>
          <table:table-cell table:style-name="ce35" table:formula="of:=[.G23]+1" office:value-type="date" office:date-value="2012-12-13">
            <text:p>13.12.12</text:p>
          </table:table-cell>
          <table:table-cell table:style-name="ce43" table:formula="of:=[.L24]-SUM([.J$9:.J23])" office:value-type="float" office:value="16.7142857142857">
            <text:p>16,71</text:p>
          </table:table-cell>
          <table:table-cell table:style-name="ce45" table:formula="of:=COUNTIF([.D$2:.D$200]; &quot;&lt;=&quot;&amp;[.G24]) - COUNTIF([.E$2:.E$200];&quot;&lt;=&quot;&amp;[.G24])" office:value-type="float" office:value="32">
            <text:p>32</text:p>
          </table:table-cell>
          <table:table-cell table:style-name="ce47" table:formula="of:=IF([.K24] = 0; 0; [.H24]/[.K24])" office:value-type="float" office:value="2.78571428571429">
            <text:p>2,7857142857</text:p>
          </table:table-cell>
          <table:table-cell table:style-name="ce51" table:formula="of:=COUNT([.G24:.G$30])-1" office:value-type="float" office:value="6">
            <text:p>6</text:p>
          </table:table-cell>
          <table:table-cell table:style-name="ce53" table:formula="of:=COUNTIF([.D$2:.D$200]; &quot;&lt;=&quot;&amp;[.G24])" office:value-type="float" office:value="41">
            <text:p>41</text:p>
          </table:table-cell>
          <table:table-cell table:style-name="ce53" table:formula="of:=[.M23]-[.H$6]" office:value-type="float" office:value="12.8571428571428">
            <text:p>12,8571428571</text:p>
          </table:table-cell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10" office:value-type="string">
            <text:p>Datenbankverbindung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9">
            <text:p>19.12.12</text:p>
          </table:table-cell>
          <table:table-cell/>
          <table:table-cell table:style-name="ce35" table:formula="of:=[.G24]+1" office:value-type="date" office:date-value="2012-12-14">
            <text:p>14.12.12</text:p>
          </table:table-cell>
          <table:table-cell table:style-name="ce43" table:formula="of:=[.L25]-SUM([.J$9:.J24])" office:value-type="float" office:value="13.9285714285714">
            <text:p>13,93</text:p>
          </table:table-cell>
          <table:table-cell table:style-name="ce45" table:formula="of:=COUNTIF([.D$2:.D$200]; &quot;&lt;=&quot;&amp;[.G25]) - COUNTIF([.E$2:.E$200];&quot;&lt;=&quot;&amp;[.G25])" office:value-type="float" office:value="32">
            <text:p>32</text:p>
          </table:table-cell>
          <table:table-cell table:style-name="ce47" table:formula="of:=IF([.K25] = 0; 0; [.H25]/[.K25])" office:value-type="float" office:value="2.78571428571429">
            <text:p>2,7857142857</text:p>
          </table:table-cell>
          <table:table-cell table:style-name="ce51" table:formula="of:=COUNT([.G25:.G$30])-1" office:value-type="float" office:value="5">
            <text:p>5</text:p>
          </table:table-cell>
          <table:table-cell table:style-name="ce53" table:formula="of:=COUNTIF([.D$2:.D$200]; &quot;&lt;=&quot;&amp;[.G25])" office:value-type="float" office:value="41">
            <text:p>41</text:p>
          </table:table-cell>
          <table:table-cell table:style-name="ce53" table:formula="of:=[.M24]-[.H$6]" office:value-type="float" office:value="10.7142857142857">
            <text:p>10,7142857143</text:p>
          </table:table-cell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10" office:value-type="string">
            <text:p>Speichern-Funktionen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9">
            <text:p>19.12.12</text:p>
          </table:table-cell>
          <table:table-cell/>
          <table:table-cell table:style-name="ce35" table:formula="of:=[.G25]+1" office:value-type="date" office:date-value="2012-12-15">
            <text:p>15.12.12</text:p>
          </table:table-cell>
          <table:table-cell table:style-name="ce43" table:formula="of:=[.L26]-SUM([.J$9:.J25])" office:value-type="float" office:value="11.1428571428571">
            <text:p>11,14</text:p>
          </table:table-cell>
          <table:table-cell table:style-name="ce45" table:formula="of:=COUNTIF([.D$2:.D$200]; &quot;&lt;=&quot;&amp;[.G26]) - COUNTIF([.E$2:.E$200];&quot;&lt;=&quot;&amp;[.G26])" office:value-type="float" office:value="32">
            <text:p>32</text:p>
          </table:table-cell>
          <table:table-cell table:style-name="ce47" table:formula="of:=IF([.K26] = 0; 0; [.H26]/[.K26])" office:value-type="float" office:value="2.78571428571429">
            <text:p>2,7857142857</text:p>
          </table:table-cell>
          <table:table-cell table:style-name="ce51" table:formula="of:=COUNT([.G26:.G$30])-1" office:value-type="float" office:value="4">
            <text:p>4</text:p>
          </table:table-cell>
          <table:table-cell table:style-name="ce53" table:formula="of:=COUNTIF([.D$2:.D$200]; &quot;&lt;=&quot;&amp;[.G26])" office:value-type="float" office:value="41">
            <text:p>41</text:p>
          </table:table-cell>
          <table:table-cell table:style-name="ce53" table:formula="of:=[.M25]-[.H$6]" office:value-type="float" office:value="8.57142857142856">
            <text:p>8,5714285714</text:p>
          </table:table-cell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10" office:value-type="string">
            <text:p>Auslesen-Funktionen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9">
            <text:p>19.12.12</text:p>
          </table:table-cell>
          <table:table-cell/>
          <table:table-cell table:style-name="ce35" table:formula="of:=[.G26]+1" office:value-type="date" office:date-value="2012-12-16">
            <text:p>16.12.12</text:p>
          </table:table-cell>
          <table:table-cell table:style-name="ce43" table:formula="of:=[.L27]-SUM([.J$9:.J26])" office:value-type="float" office:value="9.35714285714285">
            <text:p>9,36</text:p>
          </table:table-cell>
          <table:table-cell table:style-name="ce45" table:formula="of:=COUNTIF([.D$2:.D$200]; &quot;&lt;=&quot;&amp;[.G27]) - COUNTIF([.E$2:.E$200];&quot;&lt;=&quot;&amp;[.G27])" office:value-type="float" office:value="33">
            <text:p>33</text:p>
          </table:table-cell>
          <table:table-cell table:style-name="ce47" table:formula="of:=IF([.K27] = 0; 0; [.H27]/[.K27])" office:value-type="float" office:value="3.11904761904762">
            <text:p>3,119047619</text:p>
          </table:table-cell>
          <table:table-cell table:style-name="ce51" table:formula="of:=COUNT([.G27:.G$30])-1" office:value-type="float" office:value="3">
            <text:p>3</text:p>
          </table:table-cell>
          <table:table-cell table:style-name="ce53" table:formula="of:=COUNTIF([.D$2:.D$200]; &quot;&lt;=&quot;&amp;[.G27])" office:value-type="float" office:value="42">
            <text:p>42</text:p>
          </table:table-cell>
          <table:table-cell table:style-name="ce53" table:formula="of:=[.M26]-[.H$6]" office:value-type="float" office:value="6.42857142857142">
            <text:p>6,4285714286</text:p>
          </table:table-cell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10" office:value-type="string">
            <text:p>Bearbeiten/Verändern-Funktionen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9">
            <text:p>19.12.12</text:p>
          </table:table-cell>
          <table:table-cell/>
          <table:table-cell table:style-name="ce35" table:formula="of:=[.G27]+1" office:value-type="date" office:date-value="2012-12-17">
            <text:p>17.12.12</text:p>
          </table:table-cell>
          <table:table-cell table:style-name="ce43" table:formula="of:=[.L28]-SUM([.J$9:.J27])" office:value-type="float" office:value="6.23809523809523">
            <text:p>6,24</text:p>
          </table:table-cell>
          <table:table-cell table:style-name="ce45" table:formula="of:=COUNTIF([.D$2:.D$200]; &quot;&lt;=&quot;&amp;[.G28]) - COUNTIF([.E$2:.E$200];&quot;&lt;=&quot;&amp;[.G28])" office:value-type="float" office:value="31">
            <text:p>31</text:p>
          </table:table-cell>
          <table:table-cell table:style-name="ce47" table:formula="of:=IF([.K28] = 0; 0; [.H28]/[.K28])" office:value-type="float" office:value="3.11904761904762">
            <text:p>3,119047619</text:p>
          </table:table-cell>
          <table:table-cell table:style-name="ce51" table:formula="of:=COUNT([.G28:.G$30])-1" office:value-type="float" office:value="2">
            <text:p>2</text:p>
          </table:table-cell>
          <table:table-cell table:style-name="ce53" table:formula="of:=COUNTIF([.D$2:.D$200]; &quot;&lt;=&quot;&amp;[.G28])" office:value-type="float" office:value="42">
            <text:p>42</text:p>
          </table:table-cell>
          <table:table-cell table:style-name="ce53" table:formula="of:=[.M27]-[.H$6]" office:value-type="float" office:value="4.28571428571427">
            <text:p>4,2857142857</text:p>
          </table:table-cell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10" office:value-type="string">
            <text:p>Löschen-Funktionen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1-28">
            <text:p>28.11.12</text:p>
          </table:table-cell>
          <table:table-cell table:style-name="ce24" office:value-type="date" office:date-value="2012-12-19">
            <text:p>19.12.12</text:p>
          </table:table-cell>
          <table:table-cell/>
          <table:table-cell table:style-name="ce35" table:formula="of:=[.G28]+1" office:value-type="date" office:date-value="2012-12-18">
            <text:p>18.12.12</text:p>
          </table:table-cell>
          <table:table-cell table:style-name="ce43" table:formula="of:=[.L29]-SUM([.J$9:.J28])" office:value-type="float" office:value="6.11904761904762">
            <text:p>6,12</text:p>
          </table:table-cell>
          <table:table-cell table:style-name="ce45" table:formula="of:=COUNTIF([.D$2:.D$200]; &quot;&lt;=&quot;&amp;[.G29]) - COUNTIF([.E$2:.E$200];&quot;&lt;=&quot;&amp;[.G29])" office:value-type="float" office:value="33">
            <text:p>33</text:p>
          </table:table-cell>
          <table:table-cell table:style-name="ce47" table:formula="of:=IF([.K29] = 0; 0; [.H29]/[.K29])" office:value-type="float" office:value="6.11904761904762">
            <text:p>6,119047619</text:p>
          </table:table-cell>
          <table:table-cell table:style-name="ce51" table:formula="of:=COUNT([.G29:.G$30])-1" office:value-type="float" office:value="1">
            <text:p>1</text:p>
          </table:table-cell>
          <table:table-cell table:style-name="ce53" table:formula="of:=COUNTIF([.D$2:.D$200]; &quot;&lt;=&quot;&amp;[.G29])" office:value-type="float" office:value="45">
            <text:p>45</text:p>
          </table:table-cell>
          <table:table-cell table:style-name="ce53" table:formula="of:=[.M28]-[.H$6]" office:value-type="float" office:value="2.14285714285713">
            <text:p>2,1428571429</text:p>
          </table:table-cell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10" office:value-type="string">
            <text:p>Datenbankverbindung von außen konfigurierbar</text:p>
          </table:table-cell>
          <table:table-cell table:style-name="ce13" office:value-type="string">
            <text:p>offen</text:p>
          </table:table-cell>
          <table:table-cell table:style-name="ce18" office:value-type="date" office:date-value="2012-11-28">
            <text:p>28.11.12</text:p>
          </table:table-cell>
          <table:table-cell table:style-name="ce25"/>
          <table:table-cell/>
          <table:table-cell table:style-name="ce36" table:formula="of:=[.G29]+1" office:value-type="date" office:date-value="2012-12-19">
            <text:p>19.12.12</text:p>
          </table:table-cell>
          <table:table-cell table:style-name="ce44" table:formula="of:=[.L30]-SUM([.J$9:.J29])" office:value-type="float" office:value="0">
            <text:p>0,00</text:p>
          </table:table-cell>
          <table:table-cell table:style-name="ce46" table:formula="of:=COUNTIF([.D$2:.D$200]; &quot;&lt;=&quot;&amp;[.G30]) - COUNTIF([.E$2:.E$200];&quot;&lt;=&quot;&amp;[.G30])" office:value-type="float" office:value="15">
            <text:p>15</text:p>
          </table:table-cell>
          <table:table-cell table:style-name="ce48" table:formula="of:=IF([.K30] = 0; 0; [.H30]/[.K30])" office:value-type="float" office:value="0">
            <text:p>0</text:p>
          </table:table-cell>
          <table:table-cell table:style-name="ce52" table:formula="of:=COUNT([.G30:.G$30])-1" office:value-type="float" office:value="0">
            <text:p>0</text:p>
          </table:table-cell>
          <table:table-cell table:style-name="ce54" table:formula="of:=COUNTIF([.D$2:.D$200]; &quot;&lt;=&quot;&amp;[.G30])" office:value-type="float" office:value="45">
            <text:p>45</text:p>
          </table:table-cell>
          <table:table-cell table:style-name="ce55" table:formula="of:=[.M29]-[.H$6]" office:value-type="float" office:value="-0.0000000000000115463194561016">
            <text:p>-1,15463194561016E-014</text:p>
          </table:table-cell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10" office:value-type="string">
            <text:p>Berechtigungskonfiguration in GUI</text:p>
          </table:table-cell>
          <table:table-cell table:style-name="ce13" office:value-type="string">
            <text:p>offen</text:p>
          </table:table-cell>
          <table:table-cell table:style-name="ce18" office:value-type="date" office:date-value="2012-11-28">
            <text:p>28.11.12</text:p>
          </table:table-cell>
          <table:table-cell table:style-name="ce25"/>
          <table:table-cell/>
          <table:table-cell table:style-name="ce37"/>
          <table:table-cell table:number-columns-repeated="6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10" office:value-type="string">
            <text:p>Controller Funktionen für Datenbank anpassen</text:p>
          </table:table-cell>
          <table:table-cell table:style-name="ce13" office:value-type="string">
            <text:p>abnahme</text:p>
          </table:table-cell>
          <table:table-cell table:style-name="ce18" office:value-type="date" office:date-value="2012-12-05">
            <text:p>05.12.12</text:p>
          </table:table-cell>
          <table:table-cell table:style-name="ce24" office:value-type="date" office:date-value="2012-12-19">
            <text:p>19.12.12</text:p>
          </table:table-cell>
          <table:table-cell table:number-columns-repeated="8"/>
        </table:table-row>
        <table:table-row table:style-name="ro3">
          <table:table-cell table:style-name="ce4" office:value-type="float" office:value="54">
            <text:p>54</text:p>
          </table:table-cell>
          <table:table-cell table:style-name="ce7" office:value-type="string">
            <text:p>Server - Lauffähige Builds Jenkins</text:p>
          </table:table-cell>
          <table:table-cell table:style-name="ce14" office:value-type="string">
            <text:p>abnahme</text:p>
          </table:table-cell>
          <table:table-cell table:style-name="ce19" office:value-type="date" office:date-value="2012-12-05">
            <text:p>05.12.12</text:p>
          </table:table-cell>
          <table:table-cell table:style-name="ce21" office:value-type="date" office:date-value="2012-12-12">
            <text:p>12.12.12</text:p>
          </table:table-cell>
          <table:table-cell table:number-columns-repeated="8"/>
        </table:table-row>
        <table:table-row table:style-name="ro3">
          <table:table-cell table:style-name="ce5" office:value-type="float" office:value="55">
            <text:p>55</text:p>
          </table:table-cell>
          <table:table-cell table:style-name="ce7" office:value-type="string">
            <text:p>MoveMachine setzt Maschinen falsch</text:p>
          </table:table-cell>
          <table:table-cell table:style-name="ce14" office:value-type="string">
            <text:p>abnahme</text:p>
          </table:table-cell>
          <table:table-cell table:style-name="ce20" office:value-type="date" office:date-value="2012-12-11">
            <text:p>11.12.12</text:p>
          </table:table-cell>
          <table:table-cell table:style-name="ce21" office:value-type="date" office:date-value="2012-12-12">
            <text:p>12.12.12</text:p>
          </table:table-cell>
          <table:table-cell table:number-columns-repeated="8"/>
        </table:table-row>
        <table:table-row table:style-name="ro3">
          <table:table-cell table:style-name="ce5" office:value-type="float" office:value="56">
            <text:p>56</text:p>
          </table:table-cell>
          <table:table-cell table:style-name="ce7" office:value-type="string">
            <text:p>Rotation auf Client anstoßen </text:p>
          </table:table-cell>
          <table:table-cell table:style-name="ce14" office:value-type="string">
            <text:p>abnahme</text:p>
          </table:table-cell>
          <table:table-cell table:style-name="ce20" office:value-type="date" office:date-value="2012-12-11">
            <text:p>11.12.12</text:p>
          </table:table-cell>
          <table:table-cell table:style-name="ce22" office:value-type="date" office:date-value="2012-12-19">
            <text:p>19.12.12</text:p>
          </table:table-cell>
          <table:table-cell table:number-columns-repeated="8"/>
        </table:table-row>
        <table:table-row table:style-name="ro3">
          <table:table-cell table:style-name="ce5" office:value-type="float" office:value="57">
            <text:p>57</text:p>
          </table:table-cell>
          <table:table-cell table:style-name="ce7" office:value-type="string">
            <text:p>Rotation auf Server fixen</text:p>
          </table:table-cell>
          <table:table-cell table:style-name="ce14" office:value-type="string">
            <text:p>abnahme</text:p>
          </table:table-cell>
          <table:table-cell table:style-name="ce20" office:value-type="date" office:date-value="2012-12-11">
            <text:p>11.12.12</text:p>
          </table:table-cell>
          <table:table-cell table:style-name="ce22" office:value-type="date" office:date-value="2012-12-19">
            <text:p>19.12.12</text:p>
          </table:table-cell>
          <table:table-cell table:number-columns-repeated="8"/>
        </table:table-row>
        <table:table-row table:style-name="ro3">
          <table:table-cell table:style-name="ce5" office:value-type="float" office:value="58">
            <text:p>58</text:p>
          </table:table-cell>
          <table:table-cell table:style-name="ce7" office:value-type="string">
            <text:p>Factory-Objekte laden</text:p>
          </table:table-cell>
          <table:table-cell table:style-name="ce14" office:value-type="string">
            <text:p>abnahme</text:p>
          </table:table-cell>
          <table:table-cell table:style-name="ce20" office:value-type="date" office:date-value="2012-12-11">
            <text:p>11.12.12</text:p>
          </table:table-cell>
          <table:table-cell table:style-name="ce22" office:value-type="date" office:date-value="2012-12-19">
            <text:p>19.12.12</text:p>
          </table:table-cell>
          <table:table-cell table:number-columns-repeated="8"/>
        </table:table-row>
        <table:table-row table:style-name="ro3">
          <table:table-cell table:style-name="ce5" office:value-type="float" office:value="59">
            <text:p>59</text:p>
          </table:table-cell>
          <table:table-cell table:style-name="ce7" office:value-type="string">
            <text:p>Dynamische Feldgröße</text:p>
          </table:table-cell>
          <table:table-cell table:style-name="ce14" office:value-type="string">
            <text:p>offen</text:p>
          </table:table-cell>
          <table:table-cell table:style-name="ce20" office:value-type="date" office:date-value="2012-12-12">
            <text:p>12.12.12</text:p>
          </table:table-cell>
          <table:table-cell table:style-name="ce14"/>
          <table:table-cell table:number-columns-repeated="8"/>
        </table:table-row>
        <table:table-row table:style-name="ro3">
          <table:table-cell table:style-name="ce5" office:value-type="float" office:value="60">
            <text:p>60</text:p>
          </table:table-cell>
          <table:table-cell table:style-name="ce7" office:value-type="string">
            <text:p>Verändern der Gittergröße mit Objekten</text:p>
          </table:table-cell>
          <table:table-cell table:style-name="ce14" office:value-type="string">
            <text:p>offen</text:p>
          </table:table-cell>
          <table:table-cell table:style-name="ce20" office:value-type="date" office:date-value="2012-12-12">
            <text:p>12.12.12</text:p>
          </table:table-cell>
          <table:table-cell table:style-name="ce14"/>
          <table:table-cell table:number-columns-repeated="8"/>
        </table:table-row>
        <table:table-row table:style-name="ro3">
          <table:table-cell table:style-name="ce6" office:value-type="float" office:value="61">
            <text:p>61</text:p>
          </table:table-cell>
          <table:table-cell table:style-name="ce7" office:value-type="string">
            <text:p>Größenänderung Hauptfenster</text:p>
          </table:table-cell>
          <table:table-cell table:style-name="ce14" office:value-type="string">
            <text:p>offen</text:p>
          </table:table-cell>
          <table:table-cell table:style-name="ce21" office:value-type="date" office:date-value="2012-12-12">
            <text:p>12.12.12</text:p>
          </table:table-cell>
          <table:table-cell table:style-name="ce14"/>
          <table:table-cell table:number-columns-repeated="8"/>
        </table:table-row>
        <table:table-row table:style-name="ro3">
          <table:table-cell table:style-name="ce6" office:value-type="float" office:value="62">
            <text:p>62</text:p>
          </table:table-cell>
          <table:table-cell table:style-name="ce7" office:value-type="string">
            <text:p>Popup als eigenes Fenster</text:p>
          </table:table-cell>
          <table:table-cell table:style-name="ce14" office:value-type="string">
            <text:p>offen</text:p>
          </table:table-cell>
          <table:table-cell table:style-name="ce21" office:value-type="date" office:date-value="2012-12-12">
            <text:p>12.12.12</text:p>
          </table:table-cell>
          <table:table-cell table:style-name="ce14"/>
          <table:table-cell table:number-columns-repeated="8"/>
        </table:table-row>
        <table:table-row table:style-name="ro3">
          <table:table-cell table:style-name="ce6" office:value-type="float" office:value="63">
            <text:p>63</text:p>
          </table:table-cell>
          <table:table-cell table:style-name="ce7" office:value-type="string">
            <text:p>Login-Funktion</text:p>
          </table:table-cell>
          <table:table-cell table:style-name="ce14" office:value-type="string">
            <text:p>abnahme</text:p>
          </table:table-cell>
          <table:table-cell table:style-name="ce21" office:value-type="date" office:date-value="2012-12-12">
            <text:p>12.12.12</text:p>
          </table:table-cell>
          <table:table-cell table:style-name="ce22" office:value-type="date" office:date-value="2012-12-19">
            <text:p>19.12.12</text:p>
          </table:table-cell>
          <table:table-cell table:number-columns-repeated="8"/>
        </table:table-row>
        <table:table-row table:style-name="ro3">
          <table:table-cell table:style-name="ce7" office:value-type="float" office:value="64">
            <text:p>64</text:p>
          </table:table-cell>
          <table:table-cell table:style-name="ce7" office:value-type="string">
            <text:p>CLIENT ToolboxItems laden</text:p>
          </table:table-cell>
          <table:table-cell table:style-name="ce14" office:value-type="string">
            <text:p>abnahme</text:p>
          </table:table-cell>
          <table:table-cell table:style-name="ce22" office:value-type="date" office:date-value="2012-12-16">
            <text:p>16.12.12</text:p>
          </table:table-cell>
          <table:table-cell table:style-name="ce22" office:value-type="date" office:date-value="2012-12-19">
            <text:p>19.12.12</text:p>
          </table:table-cell>
          <table:table-cell table:number-columns-repeated="8"/>
        </table:table-row>
        <table:table-row table:style-name="ro3">
          <table:table-cell table:style-name="ce7" office:value-type="float" office:value="65">
            <text:p>65</text:p>
          </table:table-cell>
          <table:table-cell table:style-name="ce7" office:value-type="string">
            <text:p>CLIENT 2D Grid wird nicht geleert</text:p>
          </table:table-cell>
          <table:table-cell table:style-name="ce14" office:value-type="string">
            <text:p>abnahme</text:p>
          </table:table-cell>
          <table:table-cell table:style-name="ce22" office:value-type="date" office:date-value="2012-12-18">
            <text:p>18.12.12</text:p>
          </table:table-cell>
          <table:table-cell table:style-name="ce22" office:value-type="date" office:date-value="2012-12-19">
            <text:p>19.12.12</text:p>
          </table:table-cell>
          <table:table-cell table:number-columns-repeated="8"/>
        </table:table-row>
        <table:table-row table:style-name="ro3">
          <table:table-cell table:style-name="ce7" office:value-type="float" office:value="66">
            <text:p>66</text:p>
          </table:table-cell>
          <table:table-cell table:style-name="ce7" office:value-type="string">
            <text:p>CLIENT 2D connectToFactory</text:p>
          </table:table-cell>
          <table:table-cell table:style-name="ce14" office:value-type="string">
            <text:p>offen</text:p>
          </table:table-cell>
          <table:table-cell table:style-name="ce22" office:value-type="date" office:date-value="2012-12-18">
            <text:p>18.12.12</text:p>
          </table:table-cell>
          <table:table-cell table:style-name="ce14"/>
          <table:table-cell table:number-columns-repeated="8"/>
        </table:table-row>
        <table:table-row table:style-name="ro3">
          <table:table-cell table:style-name="ce7" office:value-type="float" office:value="67">
            <text:p>67</text:p>
          </table:table-cell>
          <table:table-cell table:style-name="ce7" office:value-type="string">
            <text:p>CLIENT 2D eventbasierte Positionierung</text:p>
          </table:table-cell>
          <table:table-cell table:style-name="ce14" office:value-type="string">
            <text:p>offen</text:p>
          </table:table-cell>
          <table:table-cell table:style-name="ce22" office:value-type="date" office:date-value="2012-12-18">
            <text:p>18.12.12</text:p>
          </table:table-cell>
          <table:table-cell table:style-name="ce14"/>
          <table:table-cell table:number-columns-repeated="8"/>
        </table:table-row>
        <table:table-row table:style-name="ro5" table:number-rows-repeated="53">
          <table:table-cell table:style-name="ce7" table:number-columns-repeated="2"/>
          <table:table-cell table:style-name="ce14" table:number-columns-repeated="3"/>
          <table:table-cell table:number-columns-repeated="8"/>
        </table:table-row>
        <table:table-row table:style-name="ro5">
          <table:table-cell table:style-name="ce8" table:number-columns-repeated="2"/>
          <table:table-cell table:style-name="ce15" table:number-columns-repeated="3"/>
          <table:table-cell table:number-columns-repeated="8"/>
        </table:table-row>
        <table:table-row table:style-name="ro5" table:number-rows-repeated="1048475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Graph" table:style-name="ta1">
        <table:shapes>
          <draw:frame draw:z-index="0" draw:style-name="gr1" svg:width="32.891cm" svg:height="18.141cm" svg:x="0cm" svg:y="0.001cm">
            <draw:object draw:notify-on-update-of-ranges="Daten.G9:Daten.G30 Daten.H8:Daten.H8 Daten.H9:Daten.H30 Daten.I8:Daten.I8 Daten.I9:Daten.I30 Daten.M8:Daten.M8 Daten.M9:Daten.M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5">
          <table:table-cell/>
        </table:table-row>
      </table:table>
      <table:table table:name="Tabelle3" table:style-name="ta1">
        <table:table-column table:style-name="co1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Daten.G1:Daten.I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w_20_Highlights" style:display-name="Row Highlights" style:family="table-cell" style:parent-style-name="Default">
      <style:table-cell-properties fo:background-color="#e6e6e6" style:vertical-justify="auto"/>
      <style:paragraph-properties css3t:text-justify="auto"/>
    </style:style>
    <style:style style:name="Unbenannt1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er Eintrag</meta:initial-creator>
    <meta:creation-date>2012-12-05T08:44:21</meta:creation-date>
    <dc:date>2012-12-19T10:46:32</dc:date>
    <dc:creator>Anonymer Eintrag</dc:creator>
    <meta:editing-duration>PT3H26M</meta:editing-duration>
    <meta:editing-cycles>15</meta:editing-cycles>
    <meta:generator>LibreOffice/3.5$Linux_x86 LibreOffice_project/350m1$Build-2</meta:generator>
    <meta:document-statistic meta:table-count="3" meta:cell-count="38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892cm" svg:height="18.142cm" xlink:href=".." xlink:type="simple" chart:class="chart:line" chart:style-name="ch1">
        <chart:legend chart:legend-position="end" svg:x="28.532cm" svg:y="8.274cm" style:legend-expansion="high" chart:style-name="ch2"/>
        <chart:plot-area chart:style-name="ch3" table:cell-range-address="Daten.G9:Daten.I30 Daten.G8:Daten.I8 Daten.M8:Daten.M30" chart:data-source-has-labels="both" svg:x="1.107cm" svg:y="1.583cm" svg:width="26.111cm" svg:height="15.777cm">
          <chartooo:coordinate-region svg:x="1.834cm" svg:y="1.782cm" svg:width="25.297cm" svg:height="15.379cm"/>
          <chart:axis chart:dimension="x" chart:name="primary-x" chart:style-name="ch4" chartooo:axis-type="auto">
            <chartooo:date-scale/>
            <chart:categories table:cell-range-address="Daten.G9:Daten.G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en.H9:Daten.H30" chart:label-cell-address="Daten.H8:Daten.H8" chart:class="chart:line">
            <chart:data-point chart:repeated="22"/>
          </chart:series>
          <chart:series chart:style-name="ch8" chart:values-cell-range-address="Daten.I9:Daten.I30" chart:label-cell-address="Daten.I8:Daten.I8" chart:class="chart:line">
            <chart:data-point chart:repeated="22"/>
          </chart:series>
          <chart:series chart:style-name="ch9" chart:values-cell-range-address="Daten.M9:Daten.M30" chart:label-cell-address="Daten.M8:Daten.M8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 Ideallinie</text:p>
                <draw:g>
                  <svg:desc>Daten.H8:Daten.H8</svg:desc>
                </draw:g>
              </table:table-cell>
              <table:table-cell office:value-type="string">
                <text:p>Verbleibende Tasks</text:p>
                <draw:g>
                  <svg:desc>Daten.I8:Daten.I8</svg:desc>
                </draw:g>
              </table:table-cell>
              <table:table-cell office:value-type="string">
                <text:p>Tasks Linear</text:p>
                <draw:g>
                  <svg:desc>Daten.M8:Daten.M8</svg:desc>
                </draw:g>
              </table:table-cell>
            </table:table-row>
          </table:table-header-rows>
          <table:table-rows>
            <table:table-row>
              <table:table-cell office:value-type="float" office:value="41241">
                <text:p>41240</text:p>
                <draw:g>
                  <svg:desc>Daten.G9:Daten.G30</svg:desc>
                </draw:g>
              </table:table-cell>
              <table:table-cell office:value-type="float" office:value="30">
                <text:p>30</text:p>
                <draw:g>
                  <svg:desc>Daten.H9:Daten.H30</svg:desc>
                </draw:g>
              </table:table-cell>
              <table:table-cell office:value-type="float" office:value="30">
                <text:p>30</text:p>
                <draw:g>
                  <svg:desc>Daten.I9:Daten.I30</svg:desc>
                </draw:g>
              </table:table-cell>
              <table:table-cell office:value-type="float" office:value="45">
                <text:p>45</text:p>
                <draw:g>
                  <svg:desc>Daten.M9:Daten.M30</svg:desc>
                </draw:g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30">
                <text:p>30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float" office:value="41243">
                <text:p>41240</text:p>
              </table:table-cell>
              <table:table-cell office:value-type="float" office:value="27.1428571428571">
                <text:p>27.1428571428571</text:p>
              </table:table-cell>
              <table:table-cell office:value-type="float" office:value="30">
                <text:p>30</text:p>
              </table:table-cell>
              <table:table-cell office:value-type="float" office:value="40.7142857142857">
                <text:p>40.7142857142857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30">
                <text:p>30</text:p>
              </table:table-cell>
              <table:table-cell office:value-type="float" office:value="38.5714285714286">
                <text:p>38.5714285714286</text:p>
              </table:table-cell>
            </table:table-row>
            <table:table-row>
              <table:table-cell office:value-type="float" office:value="41245">
                <text:p>41250</text:p>
              </table:table-cell>
              <table:table-cell office:value-type="float" office:value="24.2857142857143">
                <text:p>24.2857142857143</text:p>
              </table:table-cell>
              <table:table-cell office:value-type="float" office:value="30">
                <text:p>30</text:p>
              </table:table-cell>
              <table:table-cell office:value-type="float" office:value="36.4285714285714">
                <text:p>36.4285714285714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30">
                <text:p>30</text:p>
              </table:table-cell>
              <table:table-cell office:value-type="float" office:value="34.2857142857143">
                <text:p>34.2857142857143</text:p>
              </table:table-cell>
            </table:table-row>
            <table:table-row>
              <table:table-cell office:value-type="float" office:value="41247">
                <text:p>41250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30">
                <text:p>30</text:p>
              </table:table-cell>
              <table:table-cell office:value-type="float" office:value="32.1428571428571">
                <text:p>32.1428571428571</text:p>
              </table:table-cell>
            </table:table-row>
            <table:table-row>
              <table:table-cell office:value-type="float" office:value="41248">
                <text:p>41250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49">
                <text:p>41250</text:p>
              </table:table-cell>
              <table:table-cell office:value-type="float" office:value="20.4285714285714">
                <text:p>20.4285714285714</text:p>
              </table:table-cell>
              <table:table-cell office:value-type="float" office:value="29">
                <text:p>29</text:p>
              </table:table-cell>
              <table:table-cell office:value-type="float" office:value="27.8571428571428">
                <text:p>27.8571428571428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18.8571428571429">
                <text:p>18.8571428571429</text:p>
              </table:table-cell>
              <table:table-cell office:value-type="float" office:value="29">
                <text:p>29</text:p>
              </table:table-cell>
              <table:table-cell office:value-type="float" office:value="25.7142857142857">
                <text:p>25.7142857142857</text:p>
              </table:table-cell>
            </table:table-row>
            <table:table-row>
              <table:table-cell office:value-type="float" office:value="41251">
                <text:p>41250</text:p>
              </table:table-cell>
              <table:table-cell office:value-type="float" office:value="17.2857142857143">
                <text:p>17.2857142857143</text:p>
              </table:table-cell>
              <table:table-cell office:value-type="float" office:value="29">
                <text:p>29</text:p>
              </table:table-cell>
              <table:table-cell office:value-type="float" office:value="23.5714285714286">
                <text:p>23.5714285714286</text:p>
              </table:table-cell>
            </table:table-row>
            <table:table-row>
              <table:table-cell office:value-type="float" office:value="41252">
                <text:p>41250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29">
                <text:p>29</text:p>
              </table:table-cell>
              <table:table-cell office:value-type="float" office:value="21.4285714285714">
                <text:p>21.4285714285714</text:p>
              </table:table-cell>
            </table:table-row>
            <table:table-row>
              <table:table-cell office:value-type="float" office:value="41253">
                <text:p>41250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26">
                <text:p>26</text:p>
              </table:table-cell>
              <table:table-cell office:value-type="float" office:value="19.2857142857143">
                <text:p>19.2857142857143</text:p>
              </table:table-cell>
            </table:table-row>
            <table:table-row>
              <table:table-cell office:value-type="float" office:value="41254">
                <text:p>41250</text:p>
              </table:table-cell>
              <table:table-cell office:value-type="float" office:value="16.5714285714286">
                <text:p>16.5714285714286</text:p>
              </table:table-cell>
              <table:table-cell office:value-type="float" office:value="30">
                <text:p>30</text:p>
              </table:table-cell>
              <table:table-cell office:value-type="float" office:value="17.1428571428571">
                <text:p>17.1428571428571</text:p>
              </table:table-cell>
            </table:table-row>
            <table:table-row>
              <table:table-cell office:value-type="float" office:value="41255">
                <text:p>41260</text:p>
              </table:table-cell>
              <table:table-cell office:value-type="float" office:value="19.5">
                <text:p>19.5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56">
                <text:p>41260</text:p>
              </table:table-cell>
              <table:table-cell office:value-type="float" office:value="16.7142857142857">
                <text:p>16.7142857142857</text:p>
              </table:table-cell>
              <table:table-cell office:value-type="float" office:value="32">
                <text:p>32</text:p>
              </table:table-cell>
              <table:table-cell office:value-type="float" office:value="12.8571428571428">
                <text:p>12.8571428571428</text:p>
              </table:table-cell>
            </table:table-row>
            <table:table-row>
              <table:table-cell office:value-type="float" office:value="41257">
                <text:p>41260</text:p>
              </table:table-cell>
              <table:table-cell office:value-type="float" office:value="13.9285714285714">
                <text:p>13.9285714285714</text:p>
              </table:table-cell>
              <table:table-cell office:value-type="float" office:value="32">
                <text:p>32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float" office:value="41258">
                <text:p>41260</text:p>
              </table:table-cell>
              <table:table-cell office:value-type="float" office:value="11.1428571428571">
                <text:p>11.1428571428571</text:p>
              </table:table-cell>
              <table:table-cell office:value-type="float" office:value="32">
                <text:p>32</text:p>
              </table:table-cell>
              <table:table-cell office:value-type="float" office:value="8.57142857142856">
                <text:p>8.57142857142856</text:p>
              </table:table-cell>
            </table:table-row>
            <table:table-row>
              <table:table-cell office:value-type="float" office:value="41259">
                <text:p>41260</text:p>
              </table:table-cell>
              <table:table-cell office:value-type="float" office:value="9.35714285714285">
                <text:p>9.35714285714285</text:p>
              </table:table-cell>
              <table:table-cell office:value-type="float" office:value="33">
                <text:p>33</text:p>
              </table:table-cell>
              <table:table-cell office:value-type="float" office:value="6.42857142857142">
                <text:p>6.42857142857142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6.23809523809523">
                <text:p>6.23809523809523</text:p>
              </table:table-cell>
              <table:table-cell office:value-type="float" office:value="31">
                <text:p>31</text:p>
              </table:table-cell>
              <table:table-cell office:value-type="float" office:value="4.28571428571427">
                <text:p>4.28571428571427</text:p>
              </table:table-cell>
            </table:table-row>
            <table:table-row>
              <table:table-cell office:value-type="float" office:value="41261">
                <text:p>41260</text:p>
              </table:table-cell>
              <table:table-cell office:value-type="float" office:value="6.11904761904762">
                <text:p>6.11904761904762</text:p>
              </table:table-cell>
              <table:table-cell office:value-type="float" office:value="33">
                <text:p>33</text:p>
              </table:table-cell>
              <table:table-cell office:value-type="float" office:value="2.14285714285713">
                <text:p>2.14285714285713</text:p>
              </table:table-cell>
            </table:table-row>
            <table:table-row>
              <table:table-cell office:value-type="float" office:value="41262">
                <text:p>4126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-0.0000000000000115463194561016">
                <text:p>-0.0000000000000115463194561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